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8724*"/>
    </style:style>
    <style:style style:name="Table2.B" style:family="table-column">
      <style:table-column-properties style:rel-column-width="13107*"/>
    </style:style>
    <style:style style:name="Table2.C" style:family="table-column">
      <style:table-column-properties style:rel-column-width="8425*"/>
    </style:style>
    <style:style style:name="Table2.D" style:family="table-column">
      <style:table-column-properties style:rel-column-width="10298*"/>
    </style:style>
    <style:style style:name="Table2.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Finally, taxonomic nomenclature changes regularly, with groups being split, merged, or moved to a new position in the tree of life;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To add to the complexity, one must also consider that most taxa names are at some point manually typed, which has the potential to introduce additional mistakes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cautious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 <text:span text:style-name="Source_Text">git</text:span> repository (<text:a xlink:type="simple" xlink:href="https://github.com/PoisotLab/NCBITaxonomy.jl" office:name=""><text:span text:style-name="Definition">https://github.com/PoisotLab/NCBITaxonomy.jl</text:span></text:a>), including examples and in-line documentation of every method. The package is released under the MIT license. Contributions can be made in the form of issues (bug reports, questions, features suggestions) and pull requests.</text:p>
<text:p text:style-name="Text_20_body">In order to achieve good performance, the package will first retrieve the latest (as validated by its checksum) NCBI taxonomy backbone, store it locally, and pre-process it as a set of Julia data tables. By default, the taxonomy will be downloaded to the user’s hoome directory, which is not an ideal solution, and therefore we recommend that users set an environment variable to specificy where the data will be loaded from (this path will be created if it doesn’t exist):</text:p>
<text:p text:style-name="P5">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The package can then be checked out and installed anonymously from the central Julia repository:</text:p>
<text:p text:style-name="P6">using Pkg</text:p>
<text:p text:style-name="P7">Pkg.add("NCBITaxonomy") # Dowloading the files may take a long time</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8">julia&gt; similarnames("Adeno-associated virus 3b"; threshold=0.95)</text:p>
<text:p text:style-name="P9">3-element Vector{Pair{NCBITaxon, Float64}}:</text:p>
<text:p text:style-name="P10"><text:s text:c="2"/>Adeno-associated virus - 3 (ncbi:46350) =&gt; 0.96</text:p>
<text:p text:style-name="P11"><text:s text:c="3"/>Adeno-associated virus 3B (ncbi:68742) =&gt; 0.96</text:p>
<text:p text:style-name="P12"><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13">julia&gt; taxon("Adeno-associated virus 3b"; casesensitive=false)</text:p>
<text:p text:style-name="P14">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15">try</text:p>
<text:p text:style-name="P16"><text:s text:c="2"/>taxon(name)</text:p>
<text:p text:style-name="P17"><text:s text:c="2"/># Additional operations with the matched name</text:p>
<text:p text:style-name="P18">catch err</text:p>
<text:p text:style-name="P19"><text:s text:c="2"/>if isa(err, NameHasNoDirectMatch)</text:p>
<text:p text:style-name="P20"><text:s text:c="4"/># What to do if no match is found</text:p>
<text:p text:style-name="P21"><text:s text:c="2"/>elseif isa(err, NameHasMultipleMatches)</text:p>
<text:p text:style-name="P22"><text:s text:c="4"/># What to do if there are multiple matches</text:p>
<text:p text:style-name="P23"><text:s text:c="2"/>else</text:p>
<text:p text:style-name="P24"><text:s text:c="4"/># What to do in case of another error that is not NCBITaxonomy specific</text:p>
<text:p text:style-name="P25"><text:s text:c="2"/>end</text:p>
<text:p text:style-name="P26">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Names list</text:p>
      </table:table-cell>
      <table:table-cell table:style-name="TableHeaderRowCell" office:value-type="string">
        <text:p text:style-name="P27">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28">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28">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28">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1-24T15:09:50Z</meta:creation-date>
    <dc:date>2023-01-24T15:09:5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